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Bitstream Charter"/>
    </style:style>
    <style:style style:name="P3" style:family="paragraph" style:parent-style-name="Standard">
      <style:text-properties style:font-name="Bitstream Charter"/>
    </style:style>
    <style:style style:name="P4" style:family="paragraph" style:parent-style-name="Standard">
      <style:text-properties style:font-name="Bitstream Charter"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Bitstream Charter" style:text-underline-style="solid" style:text-underline-width="auto" style:text-underline-color="font-color"/>
    </style:style>
    <style:style style:name="P6" style:family="paragraph" style:parent-style-name="Standard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5">THE 'x' SORT ALGORITHM</text:p>
      <text:p text:style-name="P3"/>
      <text:p text:style-name="P3"/>
      <text:p text:style-name="P3"/>
      <text:p text:style-name="P3">In this sorting technique, the adjacent elements are compared and sorted. This adjacency continues for every alternative elements of the sequence.</text:p>
      <text:p text:style-name="P3"/>
      <text:p text:style-name="P3">Consider the sequence,</text:p>
      <text:p text:style-name="P3"/>
      <text:p text:style-name="P3">3<text:tab/>6<text:tab/>5<text:tab/>1<text:tab/>9<text:tab/>7<text:tab/>4</text:p>
      <text:p text:style-name="P3"/>
      <text:p text:style-name="P3">On first pass,</text:p>
      <text:p text:style-name="P3"/>
      <text:p text:style-name="P3">{3<text:tab/>6}<text:tab/>{5<text:tab/>1}<text:tab/>{9<text:tab/>7}<text:tab/>{4<text:tab/> }</text:p>
      <text:p text:style-name="P3"/>
      <text:p text:style-name="P3">are grouped and sorted internally. 4 is left alone.</text:p>
      <text:p text:style-name="P3"/>
      <text:p text:style-name="P3">Now,</text:p>
      <text:p text:style-name="P3"/>
      <text:p text:style-name="P3">{3<text:tab/>6}<text:tab/>{5<text:tab/>1}<text:tab/>{7<text:tab/>9}<text:tab/>{4<text:tab/> }</text:p>
      <text:p text:style-name="P3"/>
      <text:p text:style-name="P3">is the sequence.</text:p>
      <text:p text:style-name="P3"/>
      <text:p text:style-name="P3">Let the above sorting be called the 'even' sort.</text:p>
      <text:p text:style-name="P3"/>
      <text:p text:style-name="P3">Starting from the second element or from rightmost end,</text:p>
      <text:p text:style-name="P3"/>
      <text:p text:style-name="P3">{<text:tab/> 3}<text:tab/>{6<text:tab/>5}<text:tab/>{1<text:tab/>7}<text:tab/>{9<text:tab/>4}</text:p>
      <text:p text:style-name="P3"/>
      <text:p text:style-name="P3">On sorting the above sequence internally,</text:p>
      <text:p text:style-name="P3"/>
      <text:p text:style-name="P3">3<text:tab/>5<text:tab/>6<text:tab/>1<text:tab/>7<text:tab/>9<text:tab/>4</text:p>
      <text:p text:style-name="P3"/>
      <text:p text:style-name="P3">is obtained. Let this be called the 'odd' sort. Performing such 'even' and 'odd' sorts alternatively by grouping appropriately, the required sorted sequence is obtained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The Algorithm:</text:p>
      <text:p text:style-name="P3"/>
      <text:p text:style-name="P3">for k looping 'n-1' times<text:tab/>[the algorithm worked fine for n/2 iterations]</text:p>
      <text:p text:style-name="P3"/>
      <text:p text:style-name="P3"><text:tab/>[start with 1<text:span text:style-name="T1">st</text:span> or 2<text:span text:style-name="T1">nd</text:span> element]</text:p>
      <text:p text:style-name="P3"><text:tab/>if count = even number, make j = 1</text:p>
      <text:p text:style-name="P3"><text:tab/>else make j = 2</text:p>
      <text:p text:style-name="P3"/>
      <text:p text:style-name="P3"><text:tab/>for j looping n – 1 times</text:p>
      <text:p text:style-name="P3"><text:tab/><text:tab/>compare adjacent elements and swap if necessary</text:p>
      <text:p text:style-name="P3"><text:tab/><text:tab/>and increment j by 2<text:tab/><text:tab/>[end of inner loop]</text:p>
      <text:p text:style-name="P3"><text:tab/></text:p>
      <text:p text:style-name="P3"><text:tab/>finally increment count by 1<text:tab/><text:tab/>[end of outer loop]</text:p>
      <text:p text:style-name="P3"/>
      <text:p text:style-name="P3"/>
      <text:p text:style-name="P3"/>
      <text:p text:style-name="P3">On running 'time' command, the following details were seen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umber of Elements</text:p>
          </table:table-cell>
          <table:table-cell table:style-name="Table1.B1" office:value-type="string">
            <text:p text:style-name="P2">Time Taken</text:p>
          </table:table-cell>
        </table:table-row>
        <table:table-row>
          <table:table-cell table:style-name="Table1.A2" office:value-type="string">
            <text:p text:style-name="P2">1000</text:p>
          </table:table-cell>
          <table:table-cell table:style-name="Table1.B2" office:value-type="string">
            <text:p text:style-name="P2">0 sec 4 ms</text:p>
          </table:table-cell>
        </table:table-row>
        <table:table-row>
          <table:table-cell table:style-name="Table1.A2" office:value-type="string">
            <text:p text:style-name="P2">10,000 </text:p>
          </table:table-cell>
          <table:table-cell table:style-name="Table1.B2" office:value-type="string">
            <text:p text:style-name="P2">0 sec 254 ms</text:p>
          </table:table-cell>
        </table:table-row>
        <table:table-row>
          <table:table-cell table:style-name="Table1.A2" office:value-type="string">
            <text:p text:style-name="P2">100,000</text:p>
          </table:table-cell>
          <table:table-cell table:style-name="Table1.B2" office:value-type="string">
            <text:p text:style-name="P2">25 sec 560 ms</text:p>
          </table:table-cell>
        </table:table-row>
        <table:table-row>
          <table:table-cell table:style-name="Table1.A2" office:value-type="string">
            <text:p text:style-name="P2">1,000,000</text:p>
          </table:table-cell>
          <table:table-cell table:style-name="Table1.B2" office:value-type="string">
            <text:p text:style-name="P2">More than 15 min</text:p>
          </table:table-cell>
        </table:table-row>
      </table:table>
      <text:p text:style-name="P6">Machine: 2.4 GHz Core2Duo Processors</text:p>
      <text:p text:style-name="P3"/>
      <text:p text:style-name="P3">Though the time taken was very high, interesting results were obtained by decreasing the number of outer loops to n/4, n/8, n/16, etc. The time taken was greatly reduced by such iterations.</text:p>
      <text:p text:style-name="P3"/>
      <text:p text:style-name="P3">Keeping the outer loop to n/36 (an arbitrary value), time taken for 10 lakh numbers was 2min and 25.560 se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SJCE/CS4/DAA/XSORT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VIKRAM</meta:initial-creator>
    <meta:creation-date>2009-02-17T06:01:07</meta:creation-date>
    <dc:creator>VIKRAM</dc:creator>
    <dc:date>2009-02-17T13:43:58</dc:date>
    <meta:editing-cycles>13</meta:editing-cycles>
    <meta:editing-duration>PT52M2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1" meta:word-count="291" meta:character-count="1540"/>
  </office:meta>
</office:document-meta>
</file>